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2706640605143448201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8958494548848857142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4155553419909866286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28T15:07:52.35</dc:date>
    <dc:creator>James Lombardi</dc:creator>
    <meta:editing-duration>PT18H6M6S</meta:editing-duration>
    <meta:editing-cycles>93</meta:editing-cycles>
    <meta:document-statistic meta:table-count="0" meta:image-count="0" meta:object-count="0" meta:page-count="10" meta:paragraph-count="318" meta:word-count="3493" meta:character-count="17672"/>
  </office:meta>
</office:document-meta>
</file>